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textarea-horizontal-align="justify" draw:textarea-vertical-align="middle" draw:auto-grow-height="false" fo:min-height="3.687cm" fo:min-width="3.3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5.2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6.1cm" fo:min-width="3.3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512cm"/>
    </style:style>
    <style:style style:name="gr13" style:family="graphic" style:parent-style-name="standard">
      <style:graphic-properties draw:stroke="none" svg:stroke-color="#000000" draw:fill="none" draw:fill-color="#ffffff" fo:min-height="1.5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544cm" fo:min-width="5.596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5.59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2cm" fo:min-width="5.85cm"/>
    </style:style>
    <style:style style:name="gr17" style:family="graphic" style:parent-style-name="standard">
      <style:graphic-properties draw:textarea-horizontal-align="justify" draw:textarea-vertical-align="middle" draw:auto-grow-height="false" fo:min-height="0.893cm" fo:min-width="5.85cm"/>
    </style:style>
    <style:style style:name="gr18" style:family="graphic" style:parent-style-name="standard">
      <style:graphic-properties draw:fill-color="#ffffff" draw:opacity="99%" draw:textarea-horizontal-align="justify" draw:textarea-vertical-align="middle" draw:auto-grow-height="false" fo:min-height="1.02cm" fo:min-width="5.977cm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5.977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93cm" fo:min-width="3.056cm"/>
    </style:style>
    <style:style style:name="gr21" style:family="graphic" style:parent-style-name="standard">
      <style:graphic-properties draw:textarea-horizontal-align="justify" draw:textarea-vertical-align="middle" draw:auto-grow-height="false" fo:min-height="0.893cm" fo:min-width="1.151cm"/>
    </style:style>
    <style:style style:name="gr22" style:family="graphic" style:parent-style-name="standard">
      <style:graphic-properties draw:textarea-horizontal-align="justify" draw:textarea-vertical-align="middle" draw:auto-grow-height="false" fo:min-height="1.597cm" fo:min-width="4.298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814cm" fo:min-width="8.136cm"/>
    </style:style>
    <style:style style:name="gr24" style:family="graphic" style:parent-style-name="standard">
      <style:graphic-properties draw:stroke="none" svg:stroke-color="#000000" draw:fill="none" draw:fill-color="#ffffff" fo:min-height="1.78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272cm" fo:min-width="4.298cm"/>
    </style:style>
    <style:style style:name="gr26" style:family="graphic" style:parent-style-name="standard">
      <style:graphic-properties draw:stroke="none" svg:stroke-color="#000000" draw:fill="none" draw:fill-color="#ffffff" fo:min-height="1.38cm"/>
    </style:style>
    <style:style style:name="gr27" style:family="graphic" style:parent-style-name="standard">
      <style:graphic-properties draw:stroke="none" svg:stroke-color="#000000" draw:fill="none" draw:fill-color="#ffffff" fo:min-height="0.57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619cm" fo:min-width="4.298cm"/>
    </style:style>
    <style:style style:name="gr29" style:family="graphic" style:parent-style-name="standard">
      <style:graphic-properties draw:stroke="none" svg:stroke-color="#000000" draw:fill="none" draw:fill-color="#ffffff" fo:min-height="1.182cm"/>
    </style:style>
    <style:style style:name="gr30" style:family="graphic" style:parent-style-name="standard">
      <style:graphic-properties draw:textarea-horizontal-align="justify" draw:textarea-vertical-align="middle" draw:auto-grow-height="false" fo:min-height="2.358cm" fo:min-width="4.298cm"/>
    </style:style>
    <style:style style:name="gr31" style:family="graphic" style:parent-style-name="standard">
      <style:graphic-properties draw:textarea-horizontal-align="justify" draw:textarea-vertical-align="middle" draw:auto-grow-height="false" fo:min-height="0.619cm" fo:min-width="0.94cm"/>
    </style:style>
    <style:style style:name="gr32" style:family="graphic" style:parent-style-name="standard">
      <style:graphic-properties draw:textarea-horizontal-align="justify" draw:textarea-vertical-align="middle" draw:auto-grow-height="false" fo:min-height="1.401cm" fo:min-width="5.85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66cm" fo:min-width="5.85cm"/>
    </style:style>
    <style:style style:name="gr34" style:family="graphic" style:parent-style-name="standard">
      <style:graphic-properties draw:stroke="none" svg:stroke-color="#000000" draw:fill="none" draw:fill-color="#ffffff" fo:min-height="2.417cm"/>
    </style:style>
    <style:style style:name="gr35" style:family="graphic" style:parent-style-name="standard">
      <style:graphic-properties draw:stroke="none" svg:stroke-color="#000000" draw:fill="none" draw:fill-color="#ffffff" fo:min-height="0.893cm"/>
    </style:style>
    <style:style style:name="gr36" style:family="graphic" style:parent-style-name="standard">
      <style:graphic-properties draw:stroke="none" svg:stroke-color="#000000" draw:fill="none" draw:fill-color="#ffffff" fo:min-height="1.147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1.024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766cm" fo:min-width="4.58cm"/>
    </style:style>
    <style:style style:name="gr39" style:family="graphic" style:parent-style-name="standard">
      <style:graphic-properties draw:textarea-horizontal-align="justify" draw:textarea-vertical-align="middle" draw:auto-grow-height="false" fo:min-height="0.639cm" fo:min-width="4.58cm"/>
    </style:style>
    <style:style style:name="gr40" style:family="graphic" style:parent-style-name="standard">
      <style:graphic-properties draw:stroke="none" svg:stroke-color="#000000" draw:fill="none" draw:fill-color="#ffffff" fo:min-height="1.02cm"/>
    </style:style>
    <style:style style:name="gr41" style:family="graphic" style:parent-style-name="objectwithoutfill">
      <style:graphic-properties svg:stroke-color="#fff200" draw:fill="none" draw:textarea-vertical-align="middle"/>
    </style:style>
    <style:style style:name="gr42" style:family="graphic" style:parent-style-name="objectwithoutfill">
      <style:graphic-properties svg:stroke-color="#fff200" draw:fill="none" draw:fill-color="#000000" draw:textarea-vertical-align="middle"/>
    </style:style>
    <style:style style:name="gr43" style:family="graphic" style:parent-style-name="objectwithoutfill">
      <style:graphic-properties svg:stroke-color="#72bf44" draw:fill="none" draw:fill-color="#000000" draw:textarea-vertical-align="middle"/>
    </style:style>
    <style:style style:name="gr44" style:family="graphic" style:parent-style-name="objectwithoutfill">
      <style:graphic-properties draw:fill="none" draw:fill-color="#000000" draw:textarea-vertical-align="middle"/>
    </style:style>
    <style:style style:name="gr45" style:family="graphic" style:parent-style-name="objectwithoutfill">
      <style:graphic-properties svg:stroke-color="#a3238e" draw:fill="none" draw:fill-color="#000000" draw:textarea-vertical-align="middle"/>
    </style:style>
    <style:style style:name="gr46" style:family="graphic" style:parent-style-name="objectwithoutfill">
      <style:graphic-properties svg:stroke-color="#ed1c24" draw:fill="none" draw:fill-color="#000000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99%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905cm" svg:height="1.673cm" svg:x="15.605cm" svg:y="5.804cm">
            <draw:text-box>
              <text:p>N.C.</text:p>
            </draw:text-box>
          </draw:frame>
          <draw:frame draw:style-name="gr1" draw:text-style-name="P1" draw:layer="layout" svg:width="1.905cm" svg:height="1.673cm" svg:x="15.605cm" svg:y="6.82cm">
            <draw:text-box>
              <text:p>N.O.</text:p>
            </draw:text-box>
          </draw:frame>
          <draw:g>
            <draw:custom-shape draw:style-name="gr2" draw:text-style-name="P2" draw:layer="layout" svg:width="3.81cm" svg:height="3.937cm" svg:x="11.922cm" svg:y="6.334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3" draw:layer="layout" svg:x1="12.43cm" svg:y1="11.541cm" svg:x2="12.43cm" svg:y2="9.509cm">
              <text:p/>
            </draw:line>
            <draw:line draw:style-name="gr3" draw:text-style-name="P3" draw:layer="layout" svg:x1="12.43cm" svg:y1="9.482cm" svg:x2="12.938cm" svg:y2="9.482cm">
              <text:p/>
            </draw:line>
            <draw:path draw:style-name="gr3" draw:text-style-name="P3" draw:layer="layout" svg:width="0.988cm" svg:height="1.479cm" draw:transform="rotate (1.06639617296854) translate (12.869785834976cm 9.62929968531043cm)" svg:viewBox="0 0 989 1480" svg:d="M146 4c148-30 245 105 264 217 27 157-154 221-273 271-291 123-50-211 92-207 140 5 268 49 337 152 99 148-93 243-161 343-91 132-286-70-81-125 115-31 229-116 339-66 110 51 184 191 140 321-47 141-207 157-313 221-196 118-145-158-17-207 160-62 296 30 369 123 124 157-125 271-211 382-108 140-286-61-67-120 135-37 268-90 392-35l33 103-73 88-28 15">
              <text:p/>
            </draw:path>
            <draw:line draw:style-name="gr3" draw:text-style-name="P3" draw:layer="layout" svg:x1="14.589cm" svg:y1="9.509cm" svg:x2="15.224cm" svg:y2="9.509cm">
              <text:p/>
            </draw:line>
            <draw:line draw:style-name="gr3" draw:text-style-name="P3" draw:layer="layout" svg:x1="15.224cm" svg:y1="9.509cm" svg:x2="15.224cm" svg:y2="11.541cm">
              <text:p/>
            </draw:line>
            <draw:line draw:style-name="gr3" draw:text-style-name="P3" draw:layer="layout" svg:x1="12.43cm" svg:y1="5.953cm" svg:x2="12.43cm" svg:y2="7.223cm">
              <text:p/>
            </draw:line>
            <draw:line draw:style-name="gr3" draw:text-style-name="P3" draw:layer="layout" svg:x1="12.43cm" svg:y1="7.223cm" svg:x2="14.589cm" svg:y2="7.223cm">
              <text:p/>
            </draw:line>
            <draw:line draw:style-name="gr3" draw:text-style-name="P3" draw:layer="layout" svg:x1="14.589cm" svg:y1="7.223cm" svg:x2="15.224cm" svg:y2="6.715cm">
              <text:p/>
            </draw:line>
            <draw:line draw:style-name="gr3" draw:text-style-name="P3" draw:layer="layout" svg:x1="15.224cm" svg:y1="6.715cm" svg:x2="16.367cm" svg:y2="6.715cm">
              <text:p/>
            </draw:line>
            <draw:line draw:style-name="gr3" draw:text-style-name="P3" draw:layer="layout" svg:x1="15.224cm" svg:y1="7.731cm" svg:x2="16.494cm" svg:y2="7.731cm">
              <text:p/>
            </draw:line>
            <draw:frame draw:style-name="gr4" draw:text-style-name="P1" draw:layer="layout" svg:width="2.54cm" svg:height="1.016cm" svg:x="12.557cm" svg:y="8.239cm">
              <draw:text-box>
                <text:p>RELAY</text:p>
              </draw:text-box>
            </draw:frame>
          </draw:g>
        </draw:g>
        <draw:g>
          <draw:custom-shape draw:style-name="gr5" draw:text-style-name="P4" draw:layer="layout" svg:width="5.715cm" svg:height="1.27cm" svg:x="11.668cm" svg:y="1.381cm">
            <text:p text:style-name="P2">BATTERY 12V 1.5A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15cm" svg:height="0.889cm" svg:x="11.668cm" svg:y="2.6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4.335cm" svg:y1="2.651cm" svg:x2="14.335cm" svg:y2="3.54cm">
            <text:p/>
          </draw:line>
          <draw:frame draw:style-name="gr7" draw:text-style-name="P1" draw:layer="layout" svg:width="1.628cm" svg:height="0.962cm" svg:x="12.303cm" svg:y="2.705cm">
            <draw:text-box>
              <text:p>12V</text:p>
            </draw:text-box>
          </draw:frame>
          <draw:frame draw:style-name="gr8" draw:text-style-name="P1" draw:layer="layout" svg:width="1.912cm" svg:height="0.962cm" svg:x="15.09cm" svg:y="2.651cm">
            <draw:text-box>
              <text:p>GND</text:p>
            </draw:text-box>
          </draw:frame>
        </draw:g>
        <draw:g>
          <draw:custom-shape draw:style-name="gr9" draw:text-style-name="P4" draw:layer="layout" svg:width="3.81cm" svg:height="6.35cm" svg:x="23.225cm" svg:y="8.11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27cm" svg:height="1.27cm" svg:x="24.368cm" svg:y="14.46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1.016cm" svg:height="0.962cm" svg:x="24.033cm" svg:y="8.266cm">
            <draw:text-box>
              <text:p>+</text:p>
            </draw:text-box>
          </draw:frame>
          <draw:frame draw:style-name="gr12" draw:text-style-name="P1" draw:layer="layout" svg:width="0.889cm" svg:height="0.962cm" svg:x="25.484cm" svg:y="8.261cm">
            <draw:text-box>
              <text:p>-</text:p>
            </draw:text-box>
          </draw:frame>
          <draw:line draw:style-name="gr3" draw:text-style-name="P3" draw:layer="layout" svg:x1="23.733cm" svg:y1="8.112cm" svg:x2="23.733cm" svg:y2="9.382cm">
            <text:p/>
          </draw:line>
          <draw:line draw:style-name="gr3" draw:text-style-name="P3" draw:layer="layout" svg:x1="25.003cm" svg:y1="8.112cm" svg:x2="25.003cm" svg:y2="9.382cm">
            <text:p/>
          </draw:line>
          <draw:line draw:style-name="gr3" draw:text-style-name="P3" draw:layer="layout" svg:x1="26.146cm" svg:y1="8.112cm" svg:x2="26.146cm" svg:y2="9.382cm">
            <text:p/>
          </draw:line>
          <draw:line draw:style-name="gr3" draw:text-style-name="P3" draw:layer="layout" svg:x1="23.733cm" svg:y1="9.382cm" svg:x2="26.146cm" svg:y2="9.382cm">
            <text:p/>
          </draw:line>
          <draw:line draw:style-name="gr3" draw:text-style-name="P3" draw:layer="layout" svg:x1="24.368cm" svg:y1="8.493cm" svg:x2="24.368cm" svg:y2="7.604cm">
            <text:p/>
          </draw:line>
          <draw:line draw:style-name="gr3" draw:text-style-name="P3" draw:layer="layout" svg:x1="25.892cm" svg:y1="8.493cm" svg:x2="25.892cm" svg:y2="7.604cm">
            <text:p/>
          </draw:line>
          <draw:frame draw:style-name="gr13" draw:text-style-name="P1" draw:layer="layout" svg:width="2.921cm" svg:height="1.778cm" svg:x="23.733cm" svg:y="12.049cm">
            <draw:text-box>
              <text:p>DC MOTOR</text:p>
            </draw:text-box>
          </draw:frame>
        </draw:g>
        <draw:g>
          <draw:custom-shape draw:style-name="gr14" draw:text-style-name="P4" draw:layer="layout" svg:width="6.096cm" svg:height="2.794cm" svg:x="2.27cm" svg:y="1.508cm">
            <text:p text:style-name="P2">POWER SUPPLY<text:line-break/>OMRON</text:p>
            <text:p text:style-name="P2">S8VK-G2024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6.096cm" svg:height="0.889cm" svg:x="2.27cm" svg:y="4.3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5.191cm" svg:y1="4.302cm" svg:x2="5.191cm" svg:y2="5.191cm">
            <text:p/>
          </draw:line>
          <draw:frame draw:style-name="gr4" draw:text-style-name="P1" draw:layer="layout" svg:width="2.032cm" svg:height="1.016cm" svg:x="2.905cm" svg:y="4.302cm">
            <draw:text-box>
              <text:p>24V</text:p>
            </draw:text-box>
          </draw:frame>
          <draw:frame draw:style-name="gr4" draw:text-style-name="P1" draw:layer="layout" svg:width="2.286cm" svg:height="1.016cm" svg:x="5.826cm" svg:y="4.302cm">
            <draw:text-box>
              <text:p>GND</text:p>
            </draw:text-box>
          </draw:frame>
        </draw:g>
        <draw:g>
          <draw:custom-shape draw:style-name="gr16" draw:text-style-name="P4" draw:layer="layout" svg:width="6.35cm" svg:height="1.27cm" svg:x="17.41cm" svg:y="5.826cm">
            <text:p text:style-name="P2">SHUNT RESISTOR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6.35cm" svg:height="1.143cm" svg:x="17.383cm" svg:y="7.09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494cm" svg:y1="7.731cm" svg:x2="18.653cm" svg:y2="7.731cm">
            <text:p/>
          </draw:line>
          <draw:line draw:style-name="gr3" draw:text-style-name="P3" draw:layer="layout" svg:x1="18.653cm" svg:y1="7.731cm" svg:x2="18.907cm" svg:y2="7.35cm">
            <text:p/>
          </draw:line>
          <draw:line draw:style-name="gr3" draw:text-style-name="P3" draw:layer="layout" svg:x1="18.907cm" svg:y1="7.35cm" svg:x2="19.288cm" svg:y2="7.985cm">
            <text:p/>
          </draw:line>
          <draw:line draw:style-name="gr3" draw:text-style-name="P3" draw:layer="layout" svg:x1="19.288cm" svg:y1="7.985cm" svg:x2="19.669cm" svg:y2="7.35cm">
            <text:p/>
          </draw:line>
          <draw:line draw:style-name="gr3" draw:text-style-name="P3" draw:layer="layout" svg:x1="19.669cm" svg:y1="7.35cm" svg:x2="20.05cm" svg:y2="7.985cm">
            <text:p/>
          </draw:line>
          <draw:line draw:style-name="gr3" draw:text-style-name="P3" draw:layer="layout" svg:x1="20.308cm" svg:y1="7.351cm" svg:x2="20.689cm" svg:y2="7.986cm">
            <text:p/>
          </draw:line>
          <draw:line draw:style-name="gr3" draw:text-style-name="P3" draw:layer="layout" svg:x1="21.008cm" svg:y1="7.351cm" svg:x2="21.389cm" svg:y2="7.986cm">
            <text:p/>
          </draw:line>
          <draw:line draw:style-name="gr3" draw:text-style-name="P3" draw:layer="layout" svg:x1="21.608cm" svg:y1="7.351cm" svg:x2="21.989cm" svg:y2="7.986cm">
            <text:p/>
          </draw:line>
          <draw:line draw:style-name="gr3" draw:text-style-name="P3" draw:layer="layout" svg:x1="21.953cm" svg:y1="8.032cm" svg:x2="22.207cm" svg:y2="7.651cm">
            <text:p/>
          </draw:line>
          <draw:line draw:style-name="gr3" draw:text-style-name="P3" draw:layer="layout" svg:x1="19.989cm" svg:y1="7.986cm" svg:x2="20.37cm" svg:y2="7.351cm">
            <text:p/>
          </draw:line>
          <draw:line draw:style-name="gr3" draw:text-style-name="P3" draw:layer="layout" svg:x1="20.689cm" svg:y1="7.986cm" svg:x2="21.07cm" svg:y2="7.351cm">
            <text:p/>
          </draw:line>
          <draw:line draw:style-name="gr3" draw:text-style-name="P3" draw:layer="layout" svg:x1="21.289cm" svg:y1="7.986cm" svg:x2="21.67cm" svg:y2="7.351cm">
            <text:p/>
          </draw:line>
          <draw:line draw:style-name="gr3" draw:text-style-name="P3" draw:layer="layout" svg:x1="22.195cm" svg:y1="7.631cm" svg:x2="24.354cm" svg:y2="7.631cm">
            <text:p/>
          </draw:line>
        </draw:g>
        <draw:g>
          <draw:custom-shape draw:style-name="gr18" draw:text-style-name="P5" draw:layer="layout" svg:width="6.477cm" svg:height="1.27cm" svg:x="16.24cm" svg:y="11.087cm">
            <text:p text:style-name="P2">PNEUMATIC VALVE</text:p>
            <text:p text:style-name="P2">NVZ120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6.477cm" svg:height="1.016cm" svg:x="16.267cm" svg:y="12.35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9.315cm" svg:y1="12.357cm" svg:x2="19.315cm" svg:y2="13.373cm">
            <text:p/>
          </draw:line>
          <draw:frame draw:style-name="gr12" draw:text-style-name="P1" draw:layer="layout" svg:width="2.54cm" svg:height="0.962cm" svg:x="16.521cm" svg:y="12.484cm">
            <draw:text-box>
              <text:p>GND</text:p>
            </draw:text-box>
          </draw:frame>
          <draw:frame draw:style-name="gr4" draw:text-style-name="P1" draw:layer="layout" svg:width="3.048cm" svg:height="1.016cm" svg:x="20.585cm" svg:y="12.43cm">
            <draw:text-box>
              <text:p>+</text:p>
            </draw:text-box>
          </draw:frame>
        </draw:g>
        <draw:g>
          <draw:custom-shape draw:style-name="gr20" draw:text-style-name="P4" draw:layer="layout" svg:width="3.556cm" svg:height="1.143cm" svg:x="13.573cm" svg:y="18.907cm">
            <text:p text:style-name="P2">DESKTOP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.651cm" svg:height="1.143cm" svg:x="11.922cm" svg:y="18.907cm">
            <text:p text:style-name="P2">ETH.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2" draw:layer="layout" svg:width="4.798cm" svg:height="1.847cm" svg:x="2.27cm" svg:y="9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8.636cm" svg:height="2.064cm" svg:x="2.27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" draw:layer="layout" svg:width="7.916cm" svg:height="2.039cm" svg:x="2.63cm" svg:y="6.105cm">
          <draw:text-box>
            <text:p>PLC CONTROLLER</text:p>
            <text:p>OMRON NX1P2</text:p>
          </draw:text-box>
        </draw:frame>
        <draw:custom-shape draw:style-name="gr25" draw:text-style-name="P4" draw:layer="layout" svg:width="4.798cm" svg:height="1.522cm" svg:x="2.27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" draw:layer="layout" svg:width="4.438cm" svg:height="1.673cm" svg:x="2.601cm" svg:y="8.036cm">
          <draw:text-box>
            <text:p>ADC NXIW-M</text:p>
            <text:p>MAB221</text:p>
          </draw:text-box>
        </draw:frame>
        <draw:line draw:style-name="gr3" draw:text-style-name="P3" draw:layer="layout" svg:x1="2.27cm" svg:y1="10.597cm" svg:x2="7.068cm" svg:y2="10.597cm">
          <text:p/>
        </draw:line>
        <draw:line draw:style-name="gr3" draw:text-style-name="P3" draw:layer="layout" svg:x1="2.27cm" svg:y1="9.643cm" svg:x2="7.068cm" svg:y2="9.643cm">
          <text:p/>
        </draw:line>
        <draw:frame draw:style-name="gr27" draw:text-style-name="P1" draw:layer="layout" svg:width="1.56cm" svg:height="0.962cm" svg:x="3.589cm" svg:y="9.774cm">
          <draw:text-box>
            <text:p>VIN</text:p>
          </draw:text-box>
        </draw:frame>
        <draw:frame draw:style-name="gr1" draw:text-style-name="P1" draw:layer="layout" svg:width="2.23cm" svg:height="1.673cm" svg:x="3.469cm" svg:y="10.752cm">
          <draw:text-box>
            <text:p>COM</text:p>
          </draw:text-box>
        </draw:frame>
        <draw:custom-shape draw:style-name="gr28" draw:text-style-name="P4" draw:layer="layout" svg:width="4.798cm" svg:height="0.869cm" svg:x="2.27cm" svg:y="11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" draw:layer="layout" svg:width="4.558cm" svg:height="1.432cm" svg:x="2.27cm" svg:y="11.621cm">
          <draw:text-box>
            <text:p>DIGITAL OUT</text:p>
          </draw:text-box>
        </draw:frame>
        <draw:line draw:style-name="gr3" draw:text-style-name="P3" draw:layer="layout" svg:x1="2.27cm" svg:y1="12.382cm" svg:x2="7.093cm" svg:y2="12.382cm">
          <text:p/>
        </draw:line>
        <draw:custom-shape draw:style-name="gr30" draw:text-style-name="P2" draw:layer="layout" svg:width="4.798cm" svg:height="2.608cm" svg:x="2.27cm" svg:y="1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27cm" svg:y1="13.034cm" svg:x2="7.068cm" svg:y2="13.034cm">
          <text:p/>
        </draw:line>
        <draw:line draw:style-name="gr3" draw:text-style-name="P3" draw:layer="layout" svg:x1="2.27cm" svg:y1="13.686cm" svg:x2="7.068cm" svg:y2="13.686cm">
          <text:p/>
        </draw:line>
        <draw:line draw:style-name="gr3" draw:text-style-name="P3" draw:layer="layout" svg:x1="2.27cm" svg:y1="14.338cm" svg:x2="7.068cm" svg:y2="14.338cm">
          <text:p/>
        </draw:line>
        <draw:line draw:style-name="gr3" draw:text-style-name="P3" draw:layer="layout" svg:x1="2.27cm" svg:y1="14.99cm" svg:x2="7.068cm" svg:y2="14.99cm">
          <text:p/>
        </draw:line>
        <draw:frame draw:style-name="gr27" draw:text-style-name="P1" draw:layer="layout" svg:width="2.039cm" svg:height="0.962cm" svg:x="5.029cm" svg:y="12.382cm">
          <draw:text-box>
            <text:p>+</text:p>
          </draw:text-box>
        </draw:frame>
        <draw:frame draw:style-name="gr27" draw:text-style-name="P1" draw:layer="layout" svg:width="1.559cm" svg:height="0.962cm" svg:x="5.149cm" svg:y="13.034cm">
          <draw:text-box>
            <text:p>-</text:p>
          </draw:text-box>
        </draw:frame>
        <draw:frame draw:style-name="gr27" draw:text-style-name="P1" draw:layer="layout" svg:width="3.598cm" svg:height="0.962cm" svg:x="3.11cm" svg:y="13.686cm">
          <draw:text-box>
            <text:p>OUT 0</text:p>
          </draw:text-box>
        </draw:frame>
        <draw:frame draw:style-name="gr27" draw:text-style-name="P1" draw:layer="layout" svg:width="3.238cm" svg:height="0.962cm" svg:x="3.11cm" svg:y="14.338cm">
          <draw:text-box>
            <text:p>OUT 1</text:p>
          </draw:text-box>
        </draw:frame>
        <draw:custom-shape draw:style-name="gr31" draw:text-style-name="P2" draw:layer="layout" svg:width="1.44cm" svg:height="0.869cm" svg:x="5.628cm" svg:y="14.99cm">
          <text:p text:style-name="P2">ETH.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2" draw:layer="layout" svg:width="6.35cm" svg:height="1.651cm" svg:x="3.64cm" svg:y="17.12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6.35cm" svg:height="1.016cm" svg:x="3.64cm" svg:y="16.24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1" draw:layer="layout" svg:width="6.096cm" svg:height="2.667cm" svg:x="3.767cm" svg:y="16.494cm">
            <draw:text-box>
              <text:p>OMRON WAS-03B</text:p>
            </draw:text-box>
          </draw:frame>
          <draw:line draw:style-name="gr3" draw:text-style-name="P3" draw:layer="layout" svg:x1="3.64cm" svg:y1="17.256cm" svg:x2="9.99cm" svg:y2="17.256cm">
            <text:p/>
          </draw:line>
          <draw:line draw:style-name="gr3" draw:text-style-name="P3" draw:layer="layout" svg:x1="5.545cm" svg:y1="17.256cm" svg:x2="5.545cm" svg:y2="18.78cm">
            <text:p/>
          </draw:line>
          <draw:line draw:style-name="gr3" draw:text-style-name="P3" draw:layer="layout" svg:x1="7.704cm" svg:y1="17.256cm" svg:x2="7.704cm" svg:y2="18.78cm">
            <text:p/>
          </draw:line>
          <draw:frame draw:style-name="gr35" draw:text-style-name="P1" draw:layer="layout" svg:width="1.524cm" svg:height="1.143cm" svg:x="4.202cm" svg:y="17.564cm">
            <draw:text-box>
              <text:p>1</text:p>
            </draw:text-box>
          </draw:frame>
          <draw:frame draw:style-name="gr35" draw:text-style-name="P1" draw:layer="layout" svg:width="1.778cm" svg:height="1.143cm" svg:x="6.226cm" svg:y="17.537cm">
            <draw:text-box>
              <text:p>2</text:p>
            </draw:text-box>
          </draw:frame>
          <draw:frame draw:style-name="gr36" draw:text-style-name="P1" draw:layer="layout" svg:width="1.778cm" svg:height="1.397cm" svg:x="8.412cm" svg:y="17.537cm">
            <draw:text-box>
              <text:p>3</text:p>
            </draw:text-box>
          </draw:frame>
          <draw:custom-shape draw:style-name="gr37" draw:text-style-name="P2" draw:layer="layout" svg:width="1.524cm" svg:height="2.54cm" svg:x="2.116cm" svg:y="16.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.116cm" svg:y1="17.637cm" svg:x2="3.64cm" svg:y2="17.637cm">
            <text:p/>
          </draw:line>
          <draw:frame draw:style-name="gr11" draw:text-style-name="P1" draw:layer="layout" svg:width="1.905cm" svg:height="0.962cm" svg:x="1.989cm" svg:y="16.494cm">
            <draw:text-box>
              <text:p>24V</text:p>
            </draw:text-box>
          </draw:frame>
          <draw:frame draw:style-name="gr11" draw:text-style-name="P1" draw:layer="layout" svg:width="2.286cm" svg:height="0.962cm" svg:x="1.889cm" svg:y="17.818cm">
            <draw:text-box>
              <text:p>GND</text:p>
            </draw:text-box>
          </draw:frame>
        </draw:g>
        <draw:g>
          <draw:custom-shape draw:style-name="gr38" draw:text-style-name="P4" draw:layer="layout" svg:width="5.08cm" svg:height="1.016cm" svg:x="12.049cm" svg:y="16.367cm">
            <text:p text:style-name="P2">LCD</text:p>
            <draw:enhanced-geometry svg:viewBox="0 0 21600 21600" draw:type="rectangle" draw:enhanced-path="M 0 0 L 21600 0 21600 21600 0 21600 0 0 Z N"/>
          </draw:custom-shape>
          <draw:custom-shape draw:style-name="gr39" draw:text-style-name="P2" draw:layer="layout" svg:width="5.08cm" svg:height="0.889cm" svg:x="12.049cm" svg:y="17.38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719cm" svg:y1="17.383cm" svg:x2="13.719cm" svg:y2="18.272cm">
            <text:p/>
          </draw:line>
          <draw:line draw:style-name="gr3" draw:text-style-name="P3" draw:layer="layout" svg:x1="15.451cm" svg:y1="17.383cm" svg:x2="15.451cm" svg:y2="18.272cm">
            <text:p/>
          </draw:line>
          <draw:frame draw:style-name="gr11" draw:text-style-name="P1" draw:layer="layout" svg:width="1.905cm" svg:height="0.962cm" svg:x="13.808cm" svg:y="17.383cm">
            <draw:text-box>
              <text:p>24V</text:p>
            </draw:text-box>
          </draw:frame>
          <draw:frame draw:style-name="gr4" draw:text-style-name="P1" draw:layer="layout" svg:width="2.459cm" svg:height="1.016cm" svg:x="15.305cm" svg:y="17.383cm">
            <draw:text-box>
              <text:p>GND</text:p>
            </draw:text-box>
          </draw:frame>
          <draw:frame draw:style-name="gr40" draw:text-style-name="P1" draw:layer="layout" svg:width="2.032cm" svg:height="1.27cm" svg:x="11.922cm" svg:y="17.383cm">
            <draw:text-box>
              <text:p>ETH.</text:p>
            </draw:text-box>
          </draw:frame>
        </draw:g>
        <draw:line draw:style-name="gr41" draw:text-style-name="P3" draw:layer="Layer4" svg:x1="3.794cm" svg:y1="5.191cm" svg:x2="3.794cm" svg:y2="5.699cm">
          <text:p/>
        </draw:line>
        <draw:line draw:style-name="gr41" draw:text-style-name="P3" draw:layer="Layer4" svg:x1="3.794cm" svg:y1="5.699cm" svg:x2="11.16cm" svg:y2="5.699cm">
          <text:p/>
        </draw:line>
        <draw:line draw:style-name="gr41" draw:text-style-name="P3" draw:layer="Layer4" svg:x1="11.16cm" svg:y1="5.699cm" svg:x2="11.16cm" svg:y2="12.811cm">
          <text:p/>
        </draw:line>
        <draw:line draw:style-name="gr41" draw:text-style-name="P3" draw:layer="Layer4" svg:x1="7.096cm" svg:y1="12.811cm" svg:x2="11.16cm" svg:y2="12.811cm">
          <text:p/>
        </draw:line>
        <draw:line draw:style-name="gr3" draw:text-style-name="P3" draw:layer="Layer4" svg:x1="6.715cm" svg:y1="5.191cm" svg:x2="6.715cm" svg:y2="5.572cm">
          <text:p/>
        </draw:line>
        <draw:line draw:style-name="gr3" draw:text-style-name="P3" draw:layer="Layer4" svg:x1="6.715cm" svg:y1="5.572cm" svg:x2="11.541cm" svg:y2="5.572cm">
          <text:p/>
        </draw:line>
        <draw:line draw:style-name="gr3" draw:text-style-name="P3" draw:layer="Layer4" svg:x1="11.541cm" svg:y1="5.572cm" svg:x2="11.541cm" svg:y2="13.319cm">
          <text:p/>
        </draw:line>
        <draw:line draw:style-name="gr3" draw:text-style-name="P3" draw:layer="Layer4" svg:x1="11.541cm" svg:y1="13.319cm" svg:x2="7.096cm" svg:y2="13.319cm">
          <text:p/>
        </draw:line>
        <draw:line draw:style-name="gr42" draw:text-style-name="P6" draw:layer="measurelines" svg:x1="3.794cm" svg:y1="5.699cm" svg:x2="1.635cm" svg:y2="5.699cm">
          <text:p/>
        </draw:line>
        <draw:line draw:style-name="gr42" draw:text-style-name="P6" draw:layer="measurelines" svg:x1="1.635cm" svg:y1="5.699cm" svg:x2="1.635cm" svg:y2="17.256cm">
          <text:p/>
        </draw:line>
        <draw:line draw:style-name="gr42" draw:text-style-name="P6" draw:layer="measurelines" svg:x1="1.635cm" svg:y1="17.256cm" svg:x2="2.143cm" svg:y2="17.256cm">
          <text:p/>
        </draw:line>
        <draw:line draw:style-name="gr43" draw:text-style-name="P6" draw:layer="measurelines" svg:x1="4.556cm" svg:y1="18.78cm" svg:x2="4.556cm" svg:y2="19.542cm">
          <text:p/>
        </draw:line>
        <draw:line draw:style-name="gr43" draw:text-style-name="P6" draw:layer="measurelines" svg:x1="4.556cm" svg:y1="19.542cm" svg:x2="1.508cm" svg:y2="19.542cm">
          <text:p/>
        </draw:line>
        <draw:line draw:style-name="gr43" draw:text-style-name="P6" draw:layer="measurelines" svg:x1="1.508cm" svg:y1="19.542cm" svg:x2="1.508cm" svg:y2="15.224cm">
          <text:p/>
        </draw:line>
        <draw:line draw:style-name="gr43" draw:text-style-name="P6" draw:layer="measurelines" svg:x1="1.508cm" svg:y1="15.224cm" svg:x2="5.572cm" svg:y2="15.224cm">
          <text:p/>
        </draw:line>
        <draw:line draw:style-name="gr43" draw:text-style-name="P6" draw:layer="measurelines" svg:x1="6.588cm" svg:y1="18.78cm" svg:x2="6.588cm" svg:y2="19.669cm">
          <text:p/>
        </draw:line>
        <draw:line draw:style-name="gr43" draw:text-style-name="P6" draw:layer="measurelines" svg:x1="6.588cm" svg:y1="19.669cm" svg:x2="11.922cm" svg:y2="19.669cm">
          <text:p/>
        </draw:line>
        <draw:line draw:style-name="gr43" draw:text-style-name="P6" draw:layer="measurelines" svg:x1="10.017cm" svg:y1="17.891cm" svg:x2="12.049cm" svg:y2="17.891cm">
          <text:p/>
        </draw:line>
        <draw:line draw:style-name="gr44" draw:text-style-name="P6" draw:layer="measurelines" svg:x1="2.143cm" svg:y1="18.145cm" svg:x2="1.254cm" svg:y2="18.145cm">
          <text:p/>
        </draw:line>
        <draw:line draw:style-name="gr44" draw:text-style-name="P6" draw:layer="measurelines" svg:x1="1.254cm" svg:y1="18.145cm" svg:x2="1.381cm" svg:y2="5.445cm">
          <text:p/>
        </draw:line>
        <draw:line draw:style-name="gr44" draw:text-style-name="P6" draw:layer="measurelines" svg:x1="1.381cm" svg:y1="5.445cm" svg:x2="6.715cm" svg:y2="5.445cm">
          <text:p/>
        </draw:line>
        <draw:line draw:style-name="gr44" draw:text-style-name="P6" draw:layer="measurelines" svg:x1="11.541cm" svg:y1="13.319cm" svg:x2="11.541cm" svg:y2="18.526cm">
          <text:p/>
        </draw:line>
        <draw:line draw:style-name="gr44" draw:text-style-name="P6" draw:layer="measurelines" svg:x1="11.541cm" svg:y1="18.526cm" svg:x2="16.367cm" svg:y2="18.526cm">
          <text:p/>
        </draw:line>
        <draw:line draw:style-name="gr44" draw:text-style-name="P6" draw:layer="measurelines" svg:x1="16.367cm" svg:y1="18.526cm" svg:x2="16.367cm" svg:y2="18.272cm">
          <text:p/>
        </draw:line>
        <draw:line draw:style-name="gr45" draw:text-style-name="P6" draw:layer="measurelines" svg:x1="7.096cm" svg:y1="14.081cm" svg:x2="21.066cm" svg:y2="14.081cm">
          <text:p/>
        </draw:line>
        <draw:line draw:style-name="gr45" draw:text-style-name="P6" draw:layer="measurelines" svg:x1="21.066cm" svg:y1="14.081cm" svg:x2="21.066cm" svg:y2="13.319cm">
          <text:p/>
        </draw:line>
        <draw:line draw:style-name="gr45" draw:text-style-name="P6" draw:layer="measurelines" svg:x1="7.096cm" svg:y1="14.716cm" svg:x2="12.43cm" svg:y2="14.716cm">
          <text:p/>
        </draw:line>
        <draw:line draw:style-name="gr45" draw:text-style-name="P6" draw:layer="measurelines" svg:x1="12.43cm" svg:y1="14.716cm" svg:x2="12.43cm" svg:y2="11.541cm">
          <text:p/>
        </draw:line>
        <draw:line draw:style-name="gr44" draw:text-style-name="P6" draw:layer="measurelines" svg:x1="15.224cm" svg:y1="11.541cm" svg:x2="15.224cm" svg:y2="12.43cm">
          <text:p/>
        </draw:line>
        <draw:line draw:style-name="gr44" draw:text-style-name="P6" draw:layer="measurelines" svg:x1="15.224cm" svg:y1="12.43cm" svg:x2="11.541cm" svg:y2="12.43cm">
          <text:p/>
        </draw:line>
        <draw:line draw:style-name="gr44" draw:text-style-name="P6" draw:layer="measurelines" svg:x1="16.113cm" svg:y1="3.54cm" svg:x2="16.113cm" svg:y2="4.81cm">
          <text:p/>
        </draw:line>
        <draw:line draw:style-name="gr44" draw:text-style-name="P6" draw:layer="measurelines" svg:x1="16.113cm" svg:y1="4.81cm" svg:x2="25.765cm" svg:y2="4.81cm">
          <text:p/>
        </draw:line>
        <draw:line draw:style-name="gr44" draw:text-style-name="P6" draw:layer="measurelines" svg:x1="25.892cm" svg:y1="7.604cm" svg:x2="25.892cm" svg:y2="4.81cm">
          <text:p/>
        </draw:line>
        <draw:line draw:style-name="gr46" draw:text-style-name="P6" draw:layer="measurelines" svg:x1="12.43cm" svg:y1="5.953cm" svg:x2="12.43cm" svg:y2="3.54cm">
          <text:p/>
        </draw:line>
        <draw:line draw:style-name="gr46" draw:text-style-name="P6" draw:layer="measurelines" svg:x1="22.717cm" svg:y1="10.525cm" svg:x2="10.244cm" svg:y2="10.525cm">
          <text:p/>
        </draw:line>
        <draw:line draw:style-name="gr46" draw:text-style-name="P6" draw:layer="measurelines" svg:x1="10.144cm" svg:y1="10.017cm" svg:x2="7.096cm" svg:y2="10.017cm">
          <text:p/>
        </draw:line>
        <draw:line draw:style-name="gr46" draw:text-style-name="P6" draw:layer="measurelines" svg:x1="10.144cm" svg:y1="10.017cm" svg:x2="10.271cm" svg:y2="10.525cm">
          <text:p/>
        </draw:line>
        <draw:line draw:style-name="gr46" draw:text-style-name="P6" draw:layer="measurelines" svg:x1="22.717cm" svg:y1="10.525cm" svg:x2="22.717cm" svg:y2="7.604cm">
          <text:p/>
        </draw:line>
        <draw:line draw:style-name="gr44" draw:text-style-name="P6" draw:layer="measurelines" svg:x1="7.096cm" svg:y1="11.16cm" svg:x2="11.287cm" svg:y2="11.16cm">
          <text:p/>
        </draw:line>
        <draw:path draw:style-name="gr44" draw:text-style-name="P6" draw:layer="measurelines" svg:width="0.985cm" svg:height="1.221cm" draw:transform="rotate (1.06569804126774) translate (11.2623833838509cm 11.1871061068323cm)" svg:viewBox="0 0 986 1222" svg:d="M0 2c230-12 505 29 644 226 112 159 189 342 284 513l58 184-120 174-105 123">
          <text:p/>
        </draw:path>
        <draw:line draw:style-name="gr44" draw:text-style-name="P6" draw:layer="measurelines" svg:x1="12.684cm" svg:y1="11.16cm" svg:x2="14.843cm" svg:y2="11.16cm">
          <text:p/>
        </draw:line>
        <draw:path draw:style-name="gr44" draw:text-style-name="P6" draw:layer="measurelines" svg:width="0.649cm" svg:height="0.873cm" draw:transform="rotate (0.951902574037707) translate (14.8202029568136cm 11.1767487098543cm)" svg:viewBox="0 0 650 874" svg:d="M0 19c261-91 421 159 540 335l110 154-93 228-64 138">
          <text:p/>
        </draw:path>
        <draw:line draw:style-name="gr44" draw:text-style-name="P6" draw:layer="measurelines" svg:x1="15.859cm" svg:y1="11.287cm" svg:x2="18.272cm" svg:y2="7.731cm">
          <text:p/>
        </draw:line>
        <draw:line draw:style-name="gr42" draw:text-style-name="P6" draw:layer="measurelines" svg:x1="11.16cm" svg:y1="12.811cm" svg:x2="11.16cm" svg:y2="18.78cm">
          <text:p/>
        </draw:line>
        <draw:line draw:style-name="gr42" draw:text-style-name="P6" draw:layer="measurelines" svg:x1="11.16cm" svg:y1="18.78cm" svg:x2="14.716cm" svg:y2="18.78cm">
          <text:p/>
        </draw:line>
        <draw:line draw:style-name="gr42" draw:text-style-name="P6" draw:layer="measurelines" svg:x1="14.843cm" svg:y1="18.272cm" svg:x2="14.843cm" svg:y2="18.907cm">
          <text:p/>
        </draw:line>
        <draw:line draw:style-name="gr44" draw:text-style-name="P6" draw:layer="measurelines" svg:x1="17.637cm" svg:y1="13.319cm" svg:x2="17.637cm" svg:y2="13.827cm">
          <text:p/>
        </draw:line>
        <draw:line draw:style-name="gr44" draw:text-style-name="P6" draw:layer="measurelines" svg:x1="11.541cm" svg:y1="13.827cm" svg:x2="17.637cm" svg:y2="13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9:35:53.924106031</meta:creation-date>
    <dc:date>2019-12-14T20:35:20.138129440</dc:date>
    <meta:editing-duration>PT16M12S</meta:editing-duration>
    <meta:editing-cycles>4</meta:editing-cycles>
    <meta:generator>LibreOffice/6.0.7.3$Linux_X86_64 LibreOffice_project/00m0$Build-3</meta:generator>
    <meta:document-statistic meta:object-count="157"/>
  </office:meta>
</office:document-meta>
</file>